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450b6" officeooo:paragraph-rsid="000450b6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rsid="000450b6" officeooo:paragraph-rsid="000450b6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0450b6" officeooo:paragraph-rsid="00084015"/>
    </style:style>
    <style:style style:name="T1" style:family="text">
      <style:text-properties officeooo:rsid="0007efad"/>
    </style:style>
    <style:style style:name="T2" style:family="text">
      <style:text-properties officeooo:rsid="00080654"/>
    </style:style>
    <style:style style:name="T3" style:family="text">
      <style:text-properties officeooo:rsid="000a9163"/>
    </style:style>
    <style:style style:name="T4" style:family="text">
      <style:text-properties officeooo:rsid="000bc5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Semipresencial</text:p>
      <text:p text:style-name="P1"/>
      <text:p text:style-name="P2">1-Definição IDE:</text:p>
      <text:p text:style-name="P3">Integrated Development Environment, ou Ambiente de Desenvolvimento Integrado em português, é um software multifuncional que permite a integração de diversos programas e ferramentas para um “principal”, a fim de facilitar o desenvolvimento de software, em especial na conversão de uma linguagem <text:span text:style-name="T1">para</text:span> outra.</text:p>
      <text:p text:style-name="P3"/>
      <text:p text:style-name="P3">3-Justificativa IDE:</text:p>
      <text:p text:style-name="P2">Escolhi a IDE do V<text:span text:style-name="T2">isual </text:span>S<text:span text:style-name="T2">tudio</text:span> Code pois já havia instalado o programa <text:span text:style-name="T2">para utilizar em outra matéria </text:span><text:span text:style-name="T3">e achei a UI mais </text:span><text:span text:style-name="T4">limpa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4T01:26:03.590000000</dc:date>
    <meta:editing-duration>PT10M4S</meta:editing-duration>
    <meta:editing-cycles>13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5" meta:word-count="73" meta:character-count="486" meta:non-whitespace-character-count="418"/>
  </office:meta>
</office:document-meta>
</file>